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Cantarell" fo:font-size="10pt" fo:font-style="normal" officeooo:rsid="00411c31" officeooo:paragraph-rsid="00411c31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7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c513" style:font-weight-asian="bold" style:font-weight-complex="bold"/>
    </style:style>
    <style:style style:name="T17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18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19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20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21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26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27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28" style:family="text">
      <style:text-properties style:font-name="Cantarell" fo:font-size="10pt" style:font-size-asian="10pt" style:font-style-asian="normal" style:font-size-complex="10pt" style:font-style-complex="normal"/>
    </style:style>
    <style:style style:name="T29" style:family="text">
      <style:text-properties officeooo:rsid="0015c513"/>
    </style:style>
    <style:style style:name="T30" style:family="text">
      <style:text-properties officeooo:rsid="001d5a3d"/>
    </style:style>
    <style:style style:name="T31" style:family="text">
      <style:text-properties officeooo:rsid="001dda30"/>
    </style:style>
    <style:style style:name="T32" style:family="text">
      <style:text-properties officeooo:rsid="0024c9e0"/>
    </style:style>
    <style:style style:name="T33" style:family="text">
      <style:text-properties officeooo:rsid="002be5ff"/>
    </style:style>
    <style:style style:name="T34" style:family="text">
      <style:text-properties officeooo:rsid="002d1f21"/>
    </style:style>
    <style:style style:name="T35" style:family="text">
      <style:text-properties officeooo:rsid="002e0aff"/>
    </style:style>
    <style:style style:name="T36" style:family="text">
      <style:text-properties officeooo:rsid="0034b9c9"/>
    </style:style>
    <style:style style:name="T37" style:family="text">
      <style:text-properties officeooo:rsid="0030ad00"/>
    </style:style>
    <style:style style:name="T38" style:family="text">
      <style:text-properties officeooo:rsid="00370854"/>
    </style:style>
    <style:style style:name="T39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40" style:family="text">
      <style:text-properties officeooo:rsid="003a6282"/>
    </style:style>
    <style:style style:name="T41" style:family="text">
      <style:text-properties officeooo:rsid="003a840d"/>
    </style:style>
    <style:style style:name="T42" style:family="text">
      <style:text-properties officeooo:rsid="003fb76a"/>
    </style:style>
    <style:style style:name="T43" style:family="text">
      <style:text-properties officeooo:rsid="001749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40">Â</text:span>ngelo Ocan<text:span text:style-name="T40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Address:</text:p>
          </table:table-cell>
          <table:table-cell table:style-name="Table1.A1" office:value-type="string">
            <text:p text:style-name="P3"><text:span text:style-name="T31">K2H 7A9 </text:span>Nepean, ON</text:p>
          </table:table-cell>
          <table:table-cell table:style-name="Table1.A1" office:value-type="string">
            <text:p text:style-name="P3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28">angeloocana@gmail.com</text:span></text:a></text:p>
          </table:table-cell>
        </table:table-row>
        <table:table-row>
          <table:table-cell table:style-name="Table1.A2" office:value-type="string">
            <text:p text:style-name="P36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3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28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36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36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57">Objective</text:p>
      <text:p text:style-name="P5">Senior Nodejs Full-stack Developer (React, GraphQL and MongoDB).</text:p>
      <text:p text:style-name="P6"/>
      <text:p text:style-name="P58">About Me</text:p>
      <text:p text:style-name="P52">My professional journey started when I was 14 years-old. Since then, I have been passionate about programming. Most recently, I have my <text:span text:style-name="T38">mindset </text:span>on <text:span text:style-name="T42">TDD, Functional Programming, Offline First, Mobile First </text:span></text:p>
      <text:p text:style-name="P52"><text:span text:style-name="T42">and Frog Cloud.</text:span></text:p>
      <text:p text:style-name="P52"/>
      <text:p text:style-name="P54">I’m an Arch Linux user.</text:p>
      <text:p text:style-name="P6"/>
      <text:p text:style-name="P6"/>
      <text:p text:style-name="P59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1">2007 </text:span><text:span text:style-name="T2">- Present</text:span></text:p>
            <text:p text:style-name="P11">Freelancer </text:p>
            <text:p text:style-name="P16"/>
          </table:table-cell>
          <table:table-cell table:style-name="Table2.B1" office:value-type="string">
            <text:p text:style-name="P17"><text:span text:style-name="T16">Senior Full-stack Developer</text:span><text:span text:style-name="T29"> | Lastest P</text:span>rojects:</text:p>
            <text:p text:style-name="P16"/>
            <text:list xml:id="list2179553172" text:style-name="L1">
              <text:list-item>
                <text:p text:style-name="P40"><text:a xlink:type="simple" xlink:href="https://angeloocana.com/" text:style-name="Internet_20_link" text:visited-style-name="Visited_20_Internet_20_Link">angeloocana.com</text:a></text:p>
                <text:p text:style-name="P40"><text:span text:style-name="T31">Design and Coding | </text:span>React, Graphql and Nodejs</text:p>
              </text:list-item>
            </text:list>
            <text:p text:style-name="P19"/>
            <text:list xml:id="list193710703018145" text:continue-numbering="true" text:style-name="L1">
              <text:list-item>
                <text:p text:style-name="P63">github.com/polutz/polutz </text:p>
                <text:p text:style-name="P64"><text:span text:style-name="T19">Coding | </text:span><text:span text:style-name="T18">React, Graphql, Nodejs </text:span><text:span text:style-name="T26">and Docker</text:span></text:p>
              </text:list-item>
            </text:list>
            <text:p text:style-name="P18"/>
            <text:list xml:id="list193710459150516" text:continue-numbering="true" text:style-name="L1">
              <text:list-item>
                <text:p text:style-name="P63">novoterritorio.azurewebsites.net</text:p>
                <text:p text:style-name="P40"><text:span text:style-name="T31">Coding | </text:span>Angular, Ionic, C#, MongoDB <text:span text:style-name="T36">and MS Azure</text:span></text:p>
                <text:list>
                  <text:list-header>
                    <text:p text:style-name="P41"/>
                  </text:list-header>
                </text:list>
              </text:list-item>
              <text:list-item>
                <text:p text:style-name="P63">staffgeist.com</text:p>
                <text:p text:style-name="P42"><text:span text:style-name="T31">Coding | </text:span>Angular, Ionic, C#, MongoDB <text:span text:style-name="T36">and MS Azure</text:span></text:p>
                <text:list>
                  <text:list-header>
                    <text:p text:style-name="P41"/>
                  </text:list-header>
                </text:list>
              </text:list-item>
              <text:list-item>
                <text:p text:style-name="P63">jumpoverjump.com</text:p>
                <text:p text:style-name="P42"><text:span text:style-name="T31">Design and Coding | </text:span>Angular, Ionic, C#, MongoDB <text:span text:style-name="T36">and MS Azure</text:span></text:p>
              </text:list-item>
            </text:list>
            <text:p text:style-name="P16"/>
            <text:list xml:id="list193708888534686" text:continue-numbering="true" text:style-name="L1">
              <text:list-item>
                <text:p text:style-name="P63">angeloocana.com.br </text:p>
                <text:p text:style-name="P42">Design and Coding | Angular, Ionic, C#, <text:span text:style-name="T36">and MS Azure</text:span></text:p>
              </text:list-item>
            </text:list>
            <text:p text:style-name="P30"/>
          </table:table-cell>
        </table:table-row>
        <table:table-row>
          <table:table-cell table:style-name="Table2.A2" office:value-type="string">
            <text:p text:style-name="P31">2011 – 2015</text:p>
            <text:p text:style-name="P32">POL, Peela, Total On Demand </text:p>
          </table:table-cell>
          <table:table-cell table:style-name="Table2.B2" office:value-type="string">
            <text:p text:style-name="P28"><text:span text:style-name="T41">Lead </text:span>Senior C# Software Developer</text:p>
            <text:p text:style-name="P20"/>
            <text:list xml:id="list4106002843" text:style-name="L2">
              <text:list-item>
                <text:p text:style-name="P65"><text:span text:style-name="T20">D</text:span><text:span text:style-name="T21">evelop</text:span><text:span text:style-name="T27">ed</text:span><text:span text:style-name="T20"> web platform</text:span><text:span text:style-name="T21"> </text:span><text:span text:style-name="T23">for</text:span><text:span text:style-name="T21"> </text:span><text:span text:style-name="T23">S</text:span><text:span text:style-name="T21">mall</text:span><text:span text:style-name="T23">-M</text:span><text:span text:style-name="T21">edium marketing </text:span><text:span text:style-name="T23">and endomarketing</text:span><text:span text:style-name="T21"> campai</text:span><text:span text:style-name="T22">gn</text:span><text:span text:style-name="T23">s, 5-8 projects </text:span><text:span text:style-name="T22">every</text:span><text:span text:style-name="T23"> year</text:span><text:span text:style-name="T21">. </text:span><text:span text:style-name="T24">5K</text:span><text:span text:style-name="T22">-</text:span><text:span text:style-name="T24">9M </text:span><text:span text:style-name="T22">Users</text:span><text:span text:style-name="T24">.</text:span></text:p>
              </text:list-item>
            </text:list>
            <text:p text:style-name="P21"/>
            <text:list xml:id="list193709157433214" text:continue-numbering="true" text:style-name="L2">
              <text:list-item>
                <text:p text:style-name="P67">Provid<text:span text:style-name="T33">ed</text:span> consultations to extract c<text:span text:style-name="T33">lients</text:span> needs and develop strateg<text:span text:style-name="T33">ies</text:span>, </text:p>
              </text:list-item>
              <text:list-item>
                <text:p text:style-name="P66"><text:span text:style-name="T20">Created</text:span><text:span text:style-name="T17"> </text:span><text:span text:style-name="T20">the</text:span><text:span text:style-name="T25">ir </text:span><text:span text:style-name="T20">own </text:span><text:span text:style-name="T17">e-commerce platform. </text:span></text:p>
              </text:list-item>
            </text:list>
            <text:p text:style-name="P20"/>
            <text:p text:style-name="P10"><text:span text:style-name="T1">Technologies: </text:span><text:span text:style-name="T3">C#, .net MVC, </text:span><text:span text:style-name="T1">web forms, sql server, DDD, </text:span><text:span text:style-name="T12">Lucene</text:span><text:span text:style-name="T1"> </text:span><text:span text:style-name="T12">and Amazon AWS</text:span><text:span text:style-name="T1">.</text:span></text:p>
            <text:p text:style-name="P22"/>
            <text:p text:style-name="P46"><text:span text:style-name="T43">Clients: Loreal, Johnson, Sony, Vivo|Telefonica, Volkswagen, Walmart, BASF, Net, FMC, FTD, Sky, OI, BRF, <text:s/>Syngenta, Cury, Tenda, B2W, Magazine Luiza, Casas Bahia, FastShop, ...et al. </text:span></text:p>
          </table:table-cell>
        </table:table-row>
        <table:table-row>
          <table:table-cell table:style-name="Table2.A2" office:value-type="string">
            <text:p text:style-name="P13">2010 –2011</text:p>
            <text:p text:style-name="P12">Empresário Cobrança </text:p>
          </table:table-cell>
          <table:table-cell table:style-name="Table2.B2" office:value-type="string">
            <text:p text:style-name="P29"><text:span text:style-name="T8">Lead C</text:span><text:span text:style-name="T1"># Software Developer</text:span></text:p>
            <text:p text:style-name="P20"/>
            <text:list xml:id="list3707035904" text:style-name="L3">
              <text:list-item>
                <text:p text:style-name="P48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49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49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49"><text:span text:style-name="T10">Development of </text:span><text:span text:style-name="T1">internal Human Resources systems.</text:span></text:p>
              </text:list-item>
              <text:list-item>
                <text:p text:style-name="P49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49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50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4"/>
            <text:p text:style-name="P8"><text:span text:style-name="T4">Technologies</text:span><text:span text:style-name="T1">: C#, WCF, WPF, WebForms, Windows Forms, Windows Services, <text:s/>EXT.Net, SQL Server.</text:span></text:p>
            <text:p text:style-name="P12"/>
            <text:p text:style-name="P12"/>
          </table:table-cell>
        </table:table-row>
        <table:table-row>
          <table:table-cell table:style-name="Table2.A2" office:value-type="string">
            <text:p text:style-name="P13">2010 –2010</text:p>
            <text:p text:style-name="P12">Media W </text:p>
          </table:table-cell>
          <table:table-cell table:style-name="Table2.B2" office:value-type="string">
            <text:p text:style-name="P28">C# Software Developer</text:p>
            <text:p text:style-name="P14"/>
            <text:list xml:id="list2495414071" text:style-name="L4">
              <text:list-item>
                <text:p text:style-name="P43"><text:span text:style-name="T32">Developed POS</text:span> Desktop <text:span text:style-name="T33">Terminal </text:span>following government <text:span text:style-name="T33">regulations.</text:span></text:p>
              </text:list-item>
            </text:list>
            <text:p text:style-name="P14"/>
            <text:p text:style-name="P9"><text:span text:style-name="T4">Technologies</text:span><text:span text:style-name="T1">: C#, Windows Forms </text:span><text:span text:style-name="T4">and</text:span><text:span text:style-name="T1"> MySQL</text:span></text:p>
            <text:p text:style-name="P12"/>
            <text:p text:style-name="P12"/>
          </table:table-cell>
        </table:table-row>
        <table:table-row>
          <table:table-cell table:style-name="Table2.A2" office:value-type="string">
            <text:p text:style-name="P13">2008 – 2010</text:p>
            <text:p text:style-name="P12">Upgrade Consultoria </text:p>
          </table:table-cell>
          <table:table-cell table:style-name="Table2.B2" office:value-type="string">
            <text:p text:style-name="P28">Junior C# Software Developer</text:p>
            <text:p text:style-name="P20"/>
            <text:list xml:id="list2028808781" text:style-name="L5">
              <text:list-item>
                <text:p text:style-name="P44">PriManager – Develop<text:span text:style-name="T33">ing</text:span> web platform to manage <text:span text:style-name="T34">large-scale</text:span> construction <text:span text:style-name="T34">environments</text:span>.</text:p>
              </text:list-item>
              <text:list-item>
                <text:p text:style-name="P45">FDE – Web platform <text:span text:style-name="T34">for</text:span> manag<text:span text:style-name="T34">ing</text:span> public schools <text:span text:style-name="T34">in </text:span>São Paulo/BR.</text:p>
              </text:list-item>
              <text:list-item>
                <text:p text:style-name="P51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5"/>
            <text:p text:style-name="P9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23"/>
            <text:p text:style-name="P23"/>
          </table:table-cell>
        </table:table-row>
        <table:table-row>
          <table:table-cell table:style-name="Table2.A2" office:value-type="string">
            <text:p text:style-name="P60">Education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7">2012 – Present</text:p>
          </table:table-cell>
          <table:table-cell table:style-name="Table2.B2" office:value-type="string">
            <text:p text:style-name="P69">Pluralsight</text:p>
            <text:p text:style-name="P38">Design <text:span text:style-name="T34">and </text:span>Technology </text:p>
            <text:p text:style-name="P35"><text:a xlink:type="simple" xlink:href="https://app.pluralsight.com/profile/ocanaangelo" text:style-name="Internet_20_link" text:visited-style-name="Visited_20_Internet_20_Link"><text:span text:style-name="T39">pluralsight.com/profile/ocanaangelo</text:span></text:a></text:p>
            <text:p text:style-name="P37"/>
          </table:table-cell>
        </table:table-row>
        <table:table-row>
          <table:table-cell table:style-name="Table2.A2" office:value-type="string">
            <text:p text:style-name="P37">2013 – 2014</text:p>
          </table:table-cell>
          <table:table-cell table:style-name="Table2.B2" office:value-type="string">
            <text:p text:style-name="P33"><text:span text:style-name="T15">UNIP</text:span> - Universidade Paulista</text:p>
            <text:p text:style-name="P25">Anal<text:span text:style-name="T35">ysis</text:span> and System Development</text:p>
            <text:p text:style-name="P25"/>
          </table:table-cell>
        </table:table-row>
        <table:table-row>
          <table:table-cell table:style-name="Table2.A2" office:value-type="string">
            <text:p text:style-name="P24">2011 - 2010</text:p>
          </table:table-cell>
          <table:table-cell table:style-name="Table2.B2" office:value-type="string">
            <text:p text:style-name="P24"><text:span text:style-name="T15">FIAP</text:span> –<text:span text:style-name="T30"> Faculdade de Informática e Administração Paulista</text:span></text:p>
            <text:p text:style-name="P25">Anal<text:span text:style-name="T35">ysis</text:span> and System Development</text:p>
            <text:p text:style-name="P25"/>
          </table:table-cell>
        </table:table-row>
        <table:table-row>
          <table:table-cell table:style-name="Table2.A2" office:value-type="string">
            <text:p text:style-name="P26">2007 - 2009</text:p>
          </table:table-cell>
          <table:table-cell table:style-name="Table2.B2" office:value-type="string">
            <text:p text:style-name="P56">FIEB</text:p>
            <text:p text:style-name="P26">Web Design with Emphasis on Digital Media</text:p>
            <text:p text:style-name="P26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B1" office:value-type="string">
            <text:p text:style-name="P61">Languages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5">English</text:p>
                  <text:p text:style-name="P27">Fluent</text:p>
                </table:table-cell>
              </table:table-row>
            </table:table>
            <text:p text:style-name="P27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55">Portuguese</text:p>
                  <text:p text:style-name="P27">Native</text:p>
                </table:table-cell>
                <table:table-cell table:style-name="Table3.A1" office:value-type="string">
                  <text:p text:style-name="P68">French</text:p>
                  <text:p text:style-name="P39">Basic</text:p>
                </table:table-cell>
                <table:table-cell table:style-name="Table3.C1" office:value-type="string">
                  <text:p text:style-name="P68">Spanish</text:p>
                  <text:p text:style-name="P39">Proficient</text:p>
                </table:table-cell>
              </table:table-row>
            </table:table>
            <text:p text:style-name="P27"/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20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19T19:37:08.678950007</dc:date>
    <meta:editing-duration>PT2H29M22S</meta:editing-duration>
    <meta:editing-cycles>32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44" meta:character-count="3015" meta:non-whitespace-character-count="2667"/>
  </office:meta>
</office:document-meta>
</file>